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start" style:justify-single-word="false"/>
      <style:text-properties fo:language="ca" fo:country="ES"/>
    </style:style>
    <style:style style:name="P3" style:family="paragraph" style:parent-style-name="Standard">
      <style:paragraph-properties fo:text-align="justify" style:justify-single-word="false"/>
      <style:text-properties fo:language="ca" fo:country="ES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language="ca" fo:country="ES" officeooo:paragraph-rsid="001f6152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language="ca" fo:country="ES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language="ca" fo:country="ES"/>
    </style:style>
    <style:style style:name="T1" style:family="text">
      <style:text-properties officeooo:rsid="001f6152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1f6152"/>
    </style:style>
    <style:style style:name="T4" style:family="text">
      <style:text-properties fo:color="#ffffff" loext:opacity="100%" officeooo:rsid="00224730"/>
    </style:style>
    <style:style style:name="T5" style:family="text">
      <style:text-properties officeooo:rsid="002247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nau Cullell Martínez <text:s text:c="5"/>L23 <text:s text:c="90"/>28-05-2024</text:p>
      <text:p text:style-name="P2"/>
      <text:p text:style-name="P2">·Correctesa de funció iterativa:</text:p>
      <text:p text:style-name="P4">Aquesta acció s'encarrega de fer comerciar dues ciutats amb els seus respectius inventaris. La primera ciutat donarà tots els productes que facin falta a l'altre fins arribar com a molt als que <text:span text:style-name="T1">nece</text:span>ssita la segona, i viceversa. </text:p>
      <text:p text:style-name="P5">Pre: els dos inventaris necessitan de tots els seus productes.</text:p>
      <text:p text:style-name="P5">Post: es modificaran els productes que té i que necessita cada inventari, si es cau.</text:p>
      <text:p text:style-name="P1"/>
      <text:p text:style-name="P1">void comerciar(Inventari&amp; i2)</text:p>
      <text:p text:style-name="P1">{</text:p>
      <text:p text:style-name="P1"><text:s text:c="4"/>map&lt;int,int&gt;::iterator it1 = produc_nece.begin();</text:p>
      <text:p text:style-name="P1"><text:s text:c="4"/>map&lt;int,int&gt;::iterator end1 = produc_nece.end();</text:p>
      <text:p text:style-name="P1"><text:s text:c="4"/>map&lt;int,int&gt;::iterator it2 = i2.produc_nece.begin();</text:p>
      <text:p text:style-name="P1"><text:s text:c="4"/>map&lt;int,int&gt;::iterator end2 = i2.produc_nece.end();</text:p>
      <text:p text:style-name="P1"/>
      <text:p text:style-name="P1"><text:s text:c="4"/>while ((it1 != end1) and (it2 != end2)) {</text:p>
      <text:p text:style-name="P1"><text:s text:c="8"/>if (it1-&gt;first == it2-&gt;first) {</text:p>
      <text:p text:style-name="P1"><text:s text:c="12"/>int sobr1 = consul_sobr(it1-&gt;first);</text:p>
      <text:p text:style-name="P1"><text:s text:c="12"/>int sobr2 = i2.consul_sobr(it1-&gt;first);</text:p>
      <text:p text:style-name="P6"><text:s text:c="12"/>if ((sobr1 &lt; 0 and sobr2 &lt; 0) or (sobr1 == 0 or sobr2 == 0)) {} //els dos inventaris <text:s text:c="15"/><text:span text:style-name="T1"><text:s text:c="116"/></text:span><text:span text:style-name="T3">fffffffffffffffffffffffffffffffffffffffffffffffffffffffffffffffffffffffffffffffffffff</text:span>necessiten, no poden intercanviar</text:p>
      <text:p text:style-name="P1"><text:s text:c="12"/>else if (sobr1 &gt; 0 and sobr2 &lt; 0) { //el primer inventari donarà a la segona</text:p>
      <text:p text:style-name="P1"><text:s text:c="16"/>if (abs(sobr2) &lt;= sobr1) { //comprovació per veure si li sobren més a l'inventari1 del que <text:s text:c="17"/><text:span text:style-name="T3">fffffffffffffffffffffffffffffffffffffffffffffffff</text:span>necessita l'inventari2</text:p>
      <text:p text:style-name="P1"><text:s text:c="20"/>modif_te(it1-&gt;first, -abs(sobr2));</text:p>
      <text:p text:style-name="P1"><text:s text:c="20"/>i2.modif_te(it1-&gt;first, abs(sobr2));</text:p>
      <text:p text:style-name="P1"><text:s text:c="16"/>}</text:p>
      <text:p text:style-name="P1"><text:s text:c="16"/>else { //sino, c1 dona tot el que pot</text:p>
      <text:p text:style-name="P1"><text:s text:c="20"/>modif_te(it1-&gt;first, -sobr1);</text:p>
      <text:p text:style-name="P1"><text:s text:c="20"/>i2.modif_te(it1-&gt;first, sobr1);</text:p>
      <text:p text:style-name="P1"><text:s text:c="16"/>}</text:p>
      <text:p text:style-name="P1"><text:s text:c="12"/>}</text:p>
      <text:p text:style-name="P1"><text:s text:c="12"/>else if (sobr1 &lt; 0 and sobr2 &gt; 0) {</text:p>
      <text:p text:style-name="P1"><text:s text:c="16"/>if (abs(sobr1) &lt;= sobr2) {</text:p>
      <text:p text:style-name="P1"><text:s text:c="20"/>modif_te(it1-&gt;first, abs(sobr1));</text:p>
      <text:p text:style-name="P1"><text:s text:c="20"/>i2.modif_te(it1-&gt;first, -abs(sobr1));</text:p>
      <text:p text:style-name="P1"><text:s text:c="16"/>}</text:p>
      <text:p text:style-name="P1"><text:s text:c="16"/>else {</text:p>
      <text:p text:style-name="P1"><text:s text:c="20"/>modif_te(it1-&gt;first, sobr2);</text:p>
      <text:p text:style-name="P1"><text:s text:c="20"/>i2.modif_te(it1-&gt;first, -sobr2);</text:p>
      <text:p text:style-name="P1"><text:s text:c="16"/>}</text:p>
      <text:p text:style-name="P1"><text:s text:c="12"/>}</text:p>
      <text:p text:style-name="P1"><text:s text:c="12"/>else {} //els dos inventaris els sobra, no cal fer res</text:p>
      <text:p text:style-name="P1"><text:s text:c="12"/>++it1;</text:p>
      <text:p text:style-name="P1"><text:s text:c="12"/>++it2;</text:p>
      <text:p text:style-name="P1"><text:s text:c="8"/>}</text:p>
      <text:p text:style-name="P1"/>
      <text:p text:style-name="P1"><text:s text:c="8"/>else if (it1-&gt;first &gt; it2-&gt;first) ++it2;</text:p>
      <text:p text:style-name="P1"><text:s text:c="8"/>else ++it1;</text:p>
      <text:p text:style-name="P1"><text:s text:c="4"/>}</text:p>
      <text:p text:style-name="P1"/>
      <text:p text:style-name="P1"><text:soft-page-break/>-Justificació de comerciar:</text:p>
      <text:p text:style-name="P1">·Pas 1 (inicialització): Cuando j=1, el subvector v[0...j-1]</text:p>
      <text:p text:style-name="P1">contiene un único elemento v[0]. Por tanto, está ordenado.</text:p>
      <text:p text:style-name="P1"/>
      <text:p text:style-name="P1"/>
      <text:p text:style-name="P1">// Paso 2 (mantenimiento): Las instrucciones del bucle while</text:p>
      <text:p text:style-name="P1">// mueven los elementos de v[0...j-1] mayores que v[j] una posición</text:p>
      <text:p text:style-name="P1">// a la derecha hasta que encuentra la posición adecuada para v[j].</text:p>
      <text:p text:style-name="P1">// La instrucción v[i+1] = key inserta el valor original de v[j] en</text:p>
      <text:p text:style-name="P1">// dicha posición.</text:p>
      <text:p text:style-name="P1">// El resultado de aplicar estas instrucciones es que el subvector</text:p>
      <text:p text:style-name="P1">// v[0...j] contiene los elementos de V[0...j] en orden creciente.</text:p>
      <text:p text:style-name="P1">// Finalmente, como se incrementa en 1 el valor de j, la invariante</text:p>
      <text:p text:style-name="P1">// se preserva después de la iteración.</text:p>
      <text:p text:style-name="P1"/>
      <text:p text:style-name="P1"/>
      <text:p text:style-name="P1">// Paso 3 (invariante + condición de terminación del bucle for </text:p>
      <text:p text:style-name="P1">// implican una propiedad que nos ayuda a demostrar que el algoritmo </text:p>
      <text:p text:style-name="P1">// es correcto): La condición de terminación del bucle es j &gt;= n. </text:p>
      <text:p text:style-name="P1">// Como j se incrementa en 1 en cada iteración, j = n cuando el</text:p>
      <text:p text:style-name="P1">// bucle for termina. Sustituyendo n por j en la invariante</text:p>
      <text:p text:style-name="P1">// obtenemos la propiedad: "El subvector v[0...n-1] contiene los </text:p>
      <text:p text:style-name="P1">// elementos de V[0...n-1], i.e. que estaban originalmente en el </text:p>
      <text:p text:style-name="P1">// mismo subvector, ordenados de menor a mayor". Como el subvector</text:p>
      <text:p text:style-name="P1">// v[0...n-1] contiene todos los elementos de V, podemos concluir</text:p>
      <text:p text:style-name="P1">// que el algoritmo insertion_sort es correcto.</text:p>
      <text:p text:style-name="P1"/>
      <text:p text:style-name="P1"/>
      <text:p text:style-name="P1">// Paso 4 (número finito de <text:s/>iteraciones): La expresión n - j + 1</text:p>
      <text:p text:style-name="P1">// es no negativa y decrece en cada iteración. Es por tanto una</text:p>
      <text:p text:style-name="P1">// función de cota para el bucle for de la función insertion_sor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·Correctesa de funció recursiva:</text:p>
      <text:p text:style-name="P3">Aquesta acció s'encarrega de trobar la ruta més profitosa, voldrà trobar la ruta per la qual el transport aquàtic vengui i compri més productes. I en cas de que dues rutes siguin igual de profitoses, agafarà la més curta, i si encara hi ha empat, agafarà la que estigui més a la dreta mirant riu amunt.</text:p>
      <text:p text:style-name="P3"><text:span text:style-name="T5">Pre:</text:span> <text:span text:style-name="T5">e</text:span>l vaixell té productes per comprar i vendre, i la conca no és buida.</text:p>
      <text:p text:style-name="P3"><text:span text:style-name="T5">P</text:span>ost: <text:span text:style-name="T5">e</text:span>s retornarà un llista de enters entre 0 i 1, on 1 vol dir anar cap a la dreta mirant</text:p>
      <text:p text:style-name="P3">riu amunt, i 0 vol dir anar cap a l'esquerra mirant riu amunt.</text:p>
      <text:p text:style-name="P1"/>
      <text:p text:style-name="P1"/>
      <text:p text:style-name="P1"><text:soft-page-break/><text:s text:c="2"/>list&lt;int&gt; calcular_ruta(const BT&amp; t, int&amp; comprat, int&amp; venut, const pair&lt;int,int&gt;&amp; vol_compr, <text:s/><text:span text:style-name="T2"><text:s/></text:span><text:span text:style-name="T4">h</text:span><text:span text:style-name="T5"> </text:span><text:span text:style-name="T4">ggggggggggggggggggg</text:span><text:span text:style-name="T5"> </text:span>const pair&lt;int,int&gt;&amp; vol_vendre)</text:p>
      <text:p text:style-name="P1"><text:s text:c="2"/>{</text:p>
      <text:p text:style-name="P1"><text:s text:c="4"/>list&lt;int&gt; resultat;</text:p>
      <text:p text:style-name="P1"/>
      <text:p text:style-name="P1"><text:s text:c="4"/>if (t.empty() or (comprat == vol_compr.second and venut == vol_vendre.second)) {} //cas base</text:p>
      <text:p text:style-name="P1"><text:s text:c="4"/>else {</text:p>
      <text:p text:style-name="P1"><text:s text:c="8"/>string value = t.value();</text:p>
      <text:p text:style-name="P1"><text:s text:c="8"/>if(id2Inventari[value].existeix_produ(vol_compr.first) and comprat != vol_compr.second) {</text:p>
      <text:p text:style-name="P1"><text:s text:c="12"/>int sob = id2Inventari[value].consul_sobr(vol_compr.first);</text:p>
      <text:p text:style-name="P1"><text:s text:c="12"/>if (sob &lt;= 0) {}</text:p>
      <text:p text:style-name="P1"><text:s text:c="12"/>else {</text:p>
      <text:p text:style-name="P1"><text:s text:c="16"/>comprat += sob;</text:p>
      <text:p text:style-name="P1"><text:s text:c="16"/>if (comprat &gt; vol_compr.second) { //ha comprat més del que toca</text:p>
      <text:p text:style-name="P1"><text:s text:c="20"/>comprat = vol_compr.second;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if(id2Inventari[value].existeix_produ(vol_vendre.first) and venut != vol_vendre.second) {</text:p>
      <text:p text:style-name="P1"><text:s text:c="12"/>int sob = id2Inventari[value].consul_sobr(vol_vendre.first);</text:p>
      <text:p text:style-name="P1"><text:s text:c="12"/>if (sob &gt;= 0) {}</text:p>
      <text:p text:style-name="P1"><text:s text:c="12"/>else {</text:p>
      <text:p text:style-name="P1"><text:s text:c="16"/>venut += abs(sob);</text:p>
      <text:p text:style-name="P1"><text:s text:c="16"/>if (venut &gt; vol_vendre.second) { //ha venut més del que toca</text:p>
      <text:p text:style-name="P1"><text:s text:c="20"/>venut = vol_vendre.second;</text:p>
      <text:p text:style-name="P1"><text:s text:c="16"/>}</text:p>
      <text:p text:style-name="P1"><text:s text:c="12"/>}</text:p>
      <text:p text:style-name="P1"><text:s text:c="8"/><text:span text:style-name="T5">}</text:span></text:p>
      <text:p text:style-name="P1"><text:s text:c="8"/>int comprat_l = comprat, comprat_r = comprat, venut_l = venut, venut_r = venut;</text:p>
      <text:p text:style-name="P1"><text:s text:c="8"/>list&lt;int&gt; ruta_l = calcular_ruta(t.left(), comprat_l, venut_l, vol_compr, vol_vendre);</text:p>
      <text:p text:style-name="P1"><text:s text:c="8"/>list&lt;int&gt; ruta_r = calcular_ruta(t.right(), comprat_r, venut_r, vol_compr, vol_vendre);</text:p>
      <text:p text:style-name="P1"><text:s text:c="8"/>if (comprat_l + venut_l &gt; comprat_r + venut_r) {</text:p>
      <text:p text:style-name="P1"><text:s text:c="12"/>resultat.push_front(1);</text:p>
      <text:p text:style-name="P1"><text:s text:c="12"/>comprat = comprat_l;</text:p>
      <text:p text:style-name="P1"><text:s text:c="12"/>venut = venut_l;</text:p>
      <text:p text:style-name="P1"><text:s text:c="12"/>resultat.splice(resultat.end(), ruta_l);</text:p>
      <text:p text:style-name="P1"><text:s text:c="8"/>}</text:p>
      <text:p text:style-name="P1"><text:s text:c="8"/>else if (comprat_l + venut_l &lt; comprat_r + venut_r){</text:p>
      <text:p text:style-name="P1"><text:s text:c="12"/>resultat.push_front(0);</text:p>
      <text:p text:style-name="P1"><text:s text:c="12"/>comprat = comprat_r;</text:p>
      <text:p text:style-name="P1"><text:s text:c="12"/>venut = venut_r;</text:p>
      <text:p text:style-name="P1"><text:s text:c="12"/>resultat.splice(resultat.end(), ruta_r);</text:p>
      <text:p text:style-name="P1"><text:s text:c="8"/>}</text:p>
      <text:p text:style-name="P1"><text:s text:c="8"/>else if (comprat_l != comprat or comprat_r != comprat or venut_l != venut or venut_r != venut) <text:s/><text:span text:style-name="T4">jjjjjjj </text:span>{ //igual d'aprofitoses</text:p>
      <text:p text:style-name="P1"><text:s text:c="12"/>if (ruta_l.size() &lt;= ruta_r.size()) {</text:p>
      <text:p text:style-name="P1"><text:s text:c="16"/>resultat.push_front(1);</text:p>
      <text:p text:style-name="P1"><text:s text:c="16"/>comprat = comprat_l;</text:p>
      <text:p text:style-name="P1"><text:s text:c="16"/>venut = venut_l;</text:p>
      <text:p text:style-name="P1"><text:s text:c="16"/>resultat.splice(resultat.end(), ruta_l);</text:p>
      <text:p text:style-name="P1"><text:s text:c="12"/>}</text:p>
      <text:p text:style-name="P1"><text:soft-page-break/><text:s text:c="12"/>else {</text:p>
      <text:p text:style-name="P1"><text:s text:c="16"/>resultat.push_front(0);</text:p>
      <text:p text:style-name="P1"><text:s text:c="16"/>comprat = comprat_r;</text:p>
      <text:p text:style-name="P1"><text:s text:c="16"/>venut = venut_r;</text:p>
      <text:p text:style-name="P1"><text:s text:c="16"/>resultat.splice(resultat.end(), ruta_r);</text:p>
      <text:p text:style-name="P1"><text:s text:c="12"/>}</text:p>
      <text:p text:style-name="P1"><text:s text:c="8"/>}</text:p>
      <text:p text:style-name="P1"><text:s text:c="4"/>}</text:p>
      <text:p text:style-name="P1"><text:s text:c="4"/>return resultat;</text:p>
      <text:p text:style-name="P1"><text:s/>}</text:p>
      <text:p text:style-name="P1"/>
      <text:p text:style-name="P1"/>
      <text:p text:style-name="P1">// Justificació de calcular_ruta:</text:p>
      <text:p text:style-name="P1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2:22:16.205494968</meta:creation-date>
    <dc:date>2024-05-25T12:58:21.644141379</dc:date>
    <meta:editing-duration>PT25M4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33" meta:word-count="845" meta:character-count="6971" meta:non-whitespace-character-count="4896"/>
  </office:meta>
</office:document-meta>
</file>